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2.2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0:-1.788661081261938</text:p>
          </table:table-cell>
          <table:table-cell table:style-name="ce1" office:value-type="string" calcext:value-type="string">
            <text:p>51.317, -2.217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1:51.66666535044543</text:p>
          </table:table-cell>
          <table:table-cell table:number-columns-repeated="4"/>
        </table:table-row>
        <table:table-row table:style-name="ro3" table:number-rows-repeated="5">
          <table:table-cell table:number-columns-repeated="5"/>
        </table:table-row>
        <table:table-row table:style-name="ro3">
          <table:table-cell office:value-type="string" calcext:value-type="string">
            <text:p>UA[0]</text:p>
          </table:table-cell>
          <table:table-cell office:value-type="float" office:value="51.666" calcext:value-type="float">
            <text:p>51.666</text:p>
          </table:table-cell>
          <table:table-cell office:value-type="float" office:value="0.18866" calcext:value-type="float">
            <text:p>0.18866</text:p>
          </table:table-cell>
          <table:table-cell office:value-type="string" calcext:value-type="string">
            <text:p>geo:51.666,0.188</text:p>
          </table:table-cell>
          <table:table-cell/>
        </table:table-row>
        <table:table-row table:style-name="ro3">
          <table:table-cell office:value-type="string" calcext:value-type="string">
            <text:p>Point</text:p>
          </table:table-cell>
          <table:table-cell office:value-type="float" office:value="51.317" calcext:value-type="float">
            <text:p>51.317</text:p>
          </table:table-cell>
          <table:table-cell office:value-type="float" office:value="-2.217" calcext:value-type="float">
            <text:p>-2.217</text:p>
          </table:table-cell>
          <table:table-cell office:value-type="string" calcext:value-type="string">
            <text:p>geo:51.317,-2.217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4">
          <table:table-cell/>
          <table:table-cell table:style-name="ce2" office:value-type="string" calcext:value-type="string">
            <text:p>53.487,.105</text:p>
          </table:table-cell>
          <table:table-cell table:number-columns-repeated="2"/>
          <table:table-cell table:style-name="ce1" office:value-type="string" calcext:value-type="string">
            <text:p>isPointInPoly(findHouseDataById('E07000137').geometry.coordinates[0][0], {y: 53.341, x:0.261})</text:p>
          </table:table-cell>
        </table:table-row>
        <table:table-row table:style-name="ro3">
          <table:table-cell table:number-columns-repeated="5"/>
        </table:table-row>
        <table:table-row table:style-name="ro5">
          <table:table-cell table:style-name="ce1" office:value-type="string" calcext:value-type="string">
            <text:p>returnPolyFromPoint({y: 53.349, x:-0.549})</text:p>
          </table:table-cell>
          <table:table-cell table:number-columns-repeated="4"/>
        </table:table-row>
        <table:table-row table:style-name="ro6">
          <table:table-cell table:style-name="ce1" office:value-type="string" calcext:value-type="string">
            <text:p>isPointInPoly(findHouseDataById('E07000137').geometry.coordinates[0][0], {y: 53.341, x:1.261}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2:29:40.094424003</meta:creation-date>
    <dc:date>2016-05-13T18:22:58.919438197</dc:date>
    <meta:editing-duration>P1DT5H2M46S</meta:editing-duration>
    <meta:editing-cycles>2</meta:editing-cycles>
    <meta:generator>LibreOffice/5.1.2.2$Linux_X86_64 LibreOffice_project/10m0$Build-2</meta:generator>
    <meta:document-statistic meta:table-count="1" meta:cell-count="15" meta:object-count="0"/>
  </office:meta>
</office:document-meta>
</file>